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4.258cm" style:rel-column-width="16452*"/>
    </style:style>
    <style:style style:name="Taula1.B" style:family="table-column">
      <style:table-column-properties style:column-width="2.214cm" style:rel-column-width="8551*"/>
    </style:style>
    <style:style style:name="Taula1.C" style:family="table-column">
      <style:table-column-properties style:column-width="2.501cm" style:rel-column-width="9667*"/>
    </style:style>
    <style:style style:name="Taula1.D" style:family="table-column">
      <style:table-column-properties style:column-width="2.935cm" style:rel-column-width="11340*"/>
    </style:style>
    <style:style style:name="Taula1.E" style:family="table-column">
      <style:table-column-properties style:column-width="1.972cm" style:rel-column-width="7622*"/>
    </style:style>
    <style:style style:name="Taula1.F" style:family="table-column">
      <style:table-column-properties style:column-width="1.54cm" style:rel-column-width="5952*"/>
    </style:style>
    <style:style style:name="Taula1.G" style:family="table-column">
      <style:table-column-properties style:column-width="1.54cm" style:rel-column-width="595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G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15pt" fo:font-style="normal" style:text-underline-style="none" fo:font-weight="bold" fo:background-color="transparent" style:font-name-asian="Wingdings" style:font-size-asian="15pt" style:font-style-asian="normal" style:font-weight-asian="bold" style:font-name-complex="Wingdings" style:font-size-complex="1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fo:font-size="11pt" fo:background-color="transparent" style:font-size-asian="11pt" style:font-size-complex="11pt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 style:list-style-name="L1">
      <style:text-properties fo:font-size="14pt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9900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ff3333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22" style:family="paragraph" style:parent-style-name="Table_20_Contents">
      <style:text-properties fo:font-size="11pt" fo:background-color="transparent" style:font-size-asian="11pt" style:font-size-complex="11pt"/>
    </style:style>
    <style:style style:name="P23" style:family="paragraph" style:parent-style-name="Table_20_Contents">
      <style:text-properties fo:background-color="transparent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fo:font-size="2pt" fo:background-color="transparent" style:font-size-asian="2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fo:font-size="2pt" fo:background-color="transparen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 fo:font-weight="normal" style:font-weight-asian="normal" style:font-weight-complex="normal"/>
    </style:style>
    <style:style style:name="T3" style:family="text">
      <style:text-properties style:use-window-font-color="true" style:font-name="Times New Roman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style:font-name="Wingdings1"/>
    </style:style>
    <style:style style:name="T8" style:family="text">
      <style:text-properties style:font-name="Wingdings1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SIÓ PLUGIN 2.0.1 </text:p>
      <text:p text:style-name="P10">(N documents: BATCH per Autofirma i iteratiu per Client Mòbil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>
          <table:table-cell table:style-name="Taula1.A1" office:value-type="string">
            <text:p text:style-name="P6">SO / Màquina</text:p>
          </table:table-cell>
          <table:table-cell table:style-name="Taula1.A1" office:value-type="string">
            <text:p text:style-name="P6">SO Versió</text:p>
          </table:table-cell>
          <table:table-cell table:style-name="Taula1.A1" office:value-type="string">
            <text:p text:style-name="P6">Versió Client Firma Mòbil <text:s/>o Autofirm@</text:p>
          </table:table-cell>
          <table:table-cell table:style-name="Taula1.A1" office:value-type="string">
            <text:p text:style-name="P6">Navegador</text:p>
          </table:table-cell>
          <table:table-cell table:style-name="Taula1.A1" office:value-type="string">
            <text:p text:style-name="P6">Data</text:p>
          </table:table-cell>
          <table:table-cell table:style-name="Taula1.A1" office:value-type="string">
            <text:p text:style-name="P6">Resultat</text:p>
          </table:table-cell>
          <table:table-cell table:style-name="Taula1.G1" office:value-type="string">
            <text:p text:style-name="P6">N</text:p>
            <text:p text:style-name="P6">Docs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3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Safari 10.0.3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3"></text:p>
          </table:table-cell>
        </table:table-row>
        <table:table-row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6"/>
          </table:table-cell>
          <table:table-cell table:style-name="Taula1.G2" office:value-type="string">
            <text:p text:style-name="P26"/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11 i 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7">Chrome 56.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Safari 1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7">Chrome 56.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2"><text:span text:style-name="T7"></text:span><text:span text:style-name="T2"><text:note text:id="ftn3" text:note-class="footnote"><text:note-citation>1</text:note-citation><text:note-body><text:p text:style-name="Footnote">Permet 1 firma però, per N firmes a la segona firma el Cliente Mòbil @firma es tanca.</text:p></text:note-body></text:note>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Safari 1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7">Chrome 56.0</text:p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Safari 9</text:p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table-cell table:style-name="Taula1.A2" office:value-type="string">
            <text:p text:style-name="Table_20_Contents">IOS (IPhone 3GS MC157Y/B)</text:p>
          </table:table-cell>
          <table:table-cell table:style-name="Taula1.A2" office:value-type="string">
            <text:p text:style-name="Table_20_Contents">6.1.6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7">-</text:p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2"><text:span text:style-name="T2"><text:note text:id="ftn1" text:note-class="footnote"><text:note-citation>2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  <table:table-cell table:style-name="Taula1.G2" office:value-type="string">
            <text:p text:style-name="P5">-</text:p>
          </table:table-cell>
        </table:table-row>
        <table:table-row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1"/>
          </table:table-cell>
          <table:table-cell table:style-name="Taula1.G2" office:value-type="string">
            <text:p text:style-name="P21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 en Windows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7">Naveg. <text:s/>Natiu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7">Naveg. <text:s/>Natiu</text:p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7">Naveg. <text:s/>Natiu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)</text:span></text:p>
          </table:table-cell>
        </table:table-row>
        <table:table-row>
          <table:table-cell table:style-name="Taula1.A2" office:value-type="string">
            <text:p text:style-name="Table_20_Contents">Android (Huawei P9 lite, VNS-L31 )</text:p>
          </table:table-cell>
          <table:table-cell table:style-name="Taula1.A2" office:value-type="string">
            <text:p text:style-name="Table_20_Contents">6.0 <text:note text:id="ftn0" text:note-class="footnote"><text:note-citation>3</text:note-citation><text:note-body><text:p text:style-name="Footnote">Requereix donar permisos al "Cliente @firma" (</text:p></text:note-body></text:note></text:p>
          </table:table-cell>
          <table:table-cell table:style-name="Taula1.A2" office:value-type="string">
            <text:p text:style-name="Table_20_Contents">1.4</text:p>
          </table:table-cell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>16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)</text:span></text:p>
          </table:table-cell>
        </table:table-row>
        <table:table-row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17"/>
          </table:table-cell>
          <table:table-cell table:style-name="Taula1.G2" office:value-type="string">
            <text:p text:style-name="P17"/>
          </table:table-cell>
        </table:table-row>
        <table:table-row>
          <table:table-cell table:style-name="Taula1.A2" table:number-rows-spanned="2" office:value-type="string">
            <text:p text:style-name="Standard">Android (Samsung Galaxy Core Prime, SM-G361F)</text:p>
          </table:table-cell>
          <table:table-cell table:style-name="Taula1.A2" table:number-rows-spanned="2" office:value-type="string">
            <text:p text:style-name="Standard">5.1.1</text:p>
          </table:table-cell>
          <table:table-cell table:style-name="Taula1.A2" table:number-rows-spanned="2" office:value-type="string">
            <text:p text:style-name="Standard">1.4</text:p>
          </table:table-cell>
          <table:table-cell table:style-name="Taula1.A2" office:value-type="string">
            <text:p text:style-name="P7">Naveg. <text:s/>Natiu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2"><text:span text:style-name="T4"><text:note text:id="ftn2" text:note-class="footnote"><text:note-citation>4</text:note-citation><text:note-body><text:p text:style-name="Footnote">Apareix a la pantalla del navegador com si la pàgina no s'hagi pogut trobar (cara trista dins de document)</text:p></text:note-body></text:note></text:span></text:p>
          </table:table-cell>
          <table:table-cell table:style-name="Taula1.G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Chrome 55.0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18"><text:span text:style-name="T5">(**)</text:span></text:p>
          </table:table-cell>
        </table:table-row>
        <table:table-row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17"/>
          </table:table-cell>
          <table:table-cell table:style-name="Taula1.G2" office:value-type="string">
            <text:p text:style-name="P17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7">Firefox 51.0.1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3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IExplorer 11.0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3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7">Safari 5.1.7</text:p>
          </table:table-cell>
          <table:table-cell table:style-name="Taula1.A2" office:value-type="string">
            <text:p text:style-name="P8">15/02/2017</text:p>
          </table:table-cell>
          <table:table-cell table:style-name="Taula1.A2" office:value-type="string">
            <text:p text:style-name="P3"></text:p>
          </table:table-cell>
          <table:table-cell table:style-name="Taula1.G2" office:value-type="string">
            <text:p text:style-name="P3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6.0</text:p>
          </table:table-cell>
          <table:table-cell table:style-name="Taula1.A2" office:value-type="string">
            <text:p text:style-name="P9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/>
          </table:table-cell>
        </table:table-row>
      </table:table>
      <text:p text:style-name="P12"><text:soft-page-break/><text:s/></text:p>
      <text:p text:style-name="P12"/>
      <text:p text:style-name="P12"/>
      <text:p text:style-name="P12"/>
      <text:p text:style-name="P19"><text:span text:style-name="T5">(*) Necessita pitjar la pantalla N vegades per N firmes (</text:span><text:span text:style-name="T6">una per autoritzar la firma)</text:span></text:p>
      <text:p text:style-name="P19"><text:span text:style-name="T5"/></text:p>
      <text:p text:style-name="P19"><text:span text:style-name="T5">(**) Necessita pitjar la pantalla 2*N vegades per N firmes (</text:span><text:span text:style-name="T6">una pel boto web i una altra per autoritzar la firma)</text:span></text:p>
      <text:p text:style-name="P19"><text:span text:style-name="T6"/></text:p>
      <text:p text:style-name="P19"><text:span text:style-name="T6">(***) Necessita pitjar la pantalla 6*N vegades per N firmes (una pel boto web, <text:s/>una per autoritzar obrir la app, una per seleccionar certificat, una altra per autoritzar la firma, una per tancar el missatge de firma finalitzada, una per tornar al navegador)</text:span></text:p>
      <text:p text:style-name="P19"><text:span text:style-name="T6"/></text:p>
      <text:p text:style-name="P12"/>
      <text:p text:style-name="P12"/>
      <text:p text:style-name="P12"/>
      <text:p text:style-name="P12"/>
      <text:p text:style-name="P12"/>
      <text:p text:style-name="P12"/>
      <text:p text:style-name="P13">TESTS DESKTOP:</text:p>
      <text:list xml:id="list267147775956967673" text:style-name="L1">
        <text:list-item>
          <text:list>
            <text:list-item>
              <text:list>
                <text:list-item>
                  <text:p text:style-name="P14">64 Fitxers</text:p>
                </text:list-item>
                <text:list-item>
                  <text:p text:style-name="P14">4MB cada fitxer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>TESTS MOBILS/TABLETS:</text:p>
      <text:list xml:id="list8093847135286461002" text:style-name="L2">
        <text:list-item>
          <text:p text:style-name="P15">8 fitxers</text:p>
        </text:list-item>
        <text:list-item>
          <text:p text:style-name="P15">13Kb cada fitxer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1H42M16S</meta:editing-duration>
    <meta:editing-cycles>64</meta:editing-cycles>
    <meta:generator>OpenOffice/4.1.1$Win32 OpenOffice.org_project/411m6$Build-9775</meta:generator>
    <dc:date>2017-02-16T10:25:42.29</dc:date>
    <dc:creator>Antoni Nadal</dc:creator>
    <meta:document-statistic meta:table-count="1" meta:image-count="0" meta:object-count="0" meta:page-count="2" meta:paragraph-count="137" meta:word-count="368" meta:character-count="1934"/>
    <meta:user-defined meta:name="Info 1"/>
    <meta:user-defined meta:name="Info 2"/>
    <meta:user-defined meta:name="Info 3"/>
    <meta:user-defined meta:name="Info 4"/>
  </office:meta>
</office:document-meta>
</file>